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5d501" officeooo:paragraph-rsid="0005d501"/>
    </style:style>
    <style:style style:name="P2" style:family="paragraph" style:parent-style-name="Standard">
      <style:text-properties style:font-name="Arial"/>
    </style:style>
    <style:style style:name="P3" style:family="paragraph" style:parent-style-name="Standard">
      <style:text-properties style:font-name="Arial" officeooo:rsid="0005d501" officeooo:paragraph-rsid="00075a60"/>
    </style:style>
    <style:style style:name="P4" style:family="paragraph" style:parent-style-name="Standard">
      <style:text-properties style:font-name="Arial" officeooo:rsid="00075a60" officeooo:paragraph-rsid="00075a60"/>
    </style:style>
    <style:style style:name="P5" style:family="paragraph" style:parent-style-name="Standard">
      <style:text-properties style:font-name="Arial" officeooo:rsid="00075a60" officeooo:paragraph-rsid="00087517"/>
    </style:style>
    <style:style style:name="P6" style:family="paragraph" style:parent-style-name="Standard">
      <style:text-properties style:font-name="Arial" officeooo:rsid="0007d146" officeooo:paragraph-rsid="0007d146"/>
    </style:style>
    <style:style style:name="P7" style:family="paragraph" style:parent-style-name="Standard">
      <style:text-properties style:font-name="Arial" officeooo:rsid="00087517" officeooo:paragraph-rsid="00087517"/>
    </style:style>
    <style:style style:name="T1" style:family="text">
      <style:text-properties officeooo:rsid="00075a60"/>
    </style:style>
    <style:style style:name="T2" style:family="text">
      <style:text-properties officeooo:rsid="0007d146"/>
    </style:style>
    <style:style style:name="T3" style:family="text">
      <style:text-properties style:text-position="sub 58%"/>
    </style:style>
    <style:style style:name="T4" style:family="text">
      <style:text-properties style:text-position="sub 58%" officeooo:rsid="0007d146"/>
    </style:style>
    <style:style style:name="T5" style:family="text">
      <style:text-properties style:text-position="0% 100%"/>
    </style:style>
    <style:style style:name="T6" style:family="text">
      <style:text-properties style:text-position="0% 100%" officeooo:rsid="0007d146"/>
    </style:style>
    <style:style style:name="T7" style:family="text">
      <style:text-properties officeooo:rsid="00093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3">Hi I’m Alvaro actually I’m studying 1<text:span text:style-name="T6">º</text:span><text:span text:style-name="T5"> </text:span><text:span text:style-name="T1">W</text:span>eb <text:span text:style-name="T1">A</text:span>pplication <text:span text:style-name="T1">D</text:span>evelopment <text:span text:style-name="T1">at the IES San Clemente in Santiago de Compostela.</text:span></text:p>
      <text:p text:style-name="P4">I saw this job offer in InfoJobs with the tittle of Systems and Hardware Technician I would like to write this cover letter for the <text:s/>App Informatica Milladoiro because I have heard many people speak highly of this company, both its services and its internal work and therefore I would like to be part of the A<text:span text:style-name="T2">pp</text:span> <text:span text:style-name="T2">team</text:span>. Throughout my studies, I have gained strong skills in web technologies but have also developed a keen interest in systems and hardware. This role is a fantastic opportunity for me to apply my skills while learning more in a dynamic and challenging environment.</text:p>
      <text:p text:style-name="P5"><text:line-break/>In a recent project, I faced the challenge of optimizing the performance of a web application that had slow loading times due to inefficient code and large image files. My primary task was to improve the application’s performance without compromising the user experience. To tackle this, I took the initiative to research and implement lazy loading techniques, compress images, and refactor inefficient JavaScript code. Additionally, I collaborated with a team of developers to integrate performance monitoring tools. As a result, the application's load time was reduced by 40%, and the overall user experience improved significantly, leading to positive feedback from users and an increase in page retention.<text:line-break/><text:line-break/>The position of Systems and Hardware Technician at App Informática Milladoiro is particularly appealing to me because it combines my interest in technology with the opportunity to grow in a hands-on and technical role. Furthermore, I highly value your company’s commitment to innovation and teamwork, and I am confident that my proactive approach and enthusiasm for continuous improvement would contribute to the success of your team.</text:p>
      <text:p text:style-name="P5"><text:line-break/>I would love the opportunity to further discuss how my skills and experience can add value to App Informática Milladoiro. I am available for an interview at your convenience and appreciate your time and consideration.</text:p>
      <text:p text:style-name="P5"/>
      <text:p text:style-name="P7"><text:span text:style-name="T7">With best regards</text:span>,</text:p>
      <text:p text:style-name="P7">Alvaro <text:span text:style-name="T7">Camino</text:span></text:p>
      <text:p text:style-name="P5"/>
      <text:p text:style-name="P5"><text:line-break/><text:line-break/></text:p>
      <text:p text:style-name="P4"/>
      <text:p text:style-name="P4"/>
      <text:p text:style-name="P4"/>
      <text:p text:style-name="P4"/>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gl" fo:country="ES"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5d501" officeooo:paragraph-rsid="0005d501"/>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Álvaro Camino Martínez<text:tab/><text:tab/>Rúa da barrosa 97 Santiago de Compostela</text:p>
        <text:p text:style-name="MP1"><text:tab/><text:tab/>15896 | 685 36 20 88 | <text:tab/><text:tab/>alvarocamino05@gmail.com</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3T10:37:54.304000000</meta:creation-date>
    <dc:date>2025-04-23T11:25:08.269000000</dc:date>
    <meta:editing-duration>PT9M58S</meta:editing-duration>
    <meta:editing-cycles>2</meta:editing-cycles>
    <meta:generator>LibreOffice/24.2.4.2$Windows_X86_64 LibreOffice_project/51a6219feb6075d9a4c46691dcfe0cd9c4fff3c2</meta:generator>
    <meta:document-statistic meta:table-count="0" meta:image-count="0" meta:object-count="0" meta:page-count="1" meta:paragraph-count="9" meta:word-count="351" meta:character-count="2207" meta:non-whitespace-character-count="1853"/>
  </office:meta>
</office:document-meta>
</file>